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Title" style:master-page-name="Standard">
      <style:paragraph-properties fo:margin-top="0cm" fo:margin-bottom="0.353cm" loext:contextual-spacing="false" fo:line-height="115%" fo:text-align="justify" style:justify-single-word="false" style:page-number="auto" fo:break-before="auto" fo:break-after="auto" style:writing-mode="lr-tb"/>
    </style:style>
    <style:style style:name="P4"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h.768maq14xqa0"/>Cahan Uczy i Bawi</text:p>
      <text:p text:style-name="P1"><text:bookmark text:name="h.dpqhnr5uu63"/>Lata noga, lata głowa</text:p>
      <text:p text:style-name="P2">Witajcie, kucoluby! Pewnie zaintrygowała was nazwa tej części poradnika „Cahan Uczy i Bawi”. Ewentualnie uznaliście, że to żałosne; no cóż, bywa i tak. Jednak aby sprawa była całkowicie jasna, pozwólcie, że wam przedstawię, o czym będzie traktować ten odcinek. Tym razem omówię sceny zawierające przemoc. Od burdy w karczmie przez pole bitwy po walkę na gołe klaty. Dowiecie się, na co zwracać uwagę i jak wykorzystać perspektywę do określonych celów, a także omówimy kwestię wykorzystania militariów w świecie My Little Salceson: Sausage is Magic.</text:p>
      <text:h text:style-name="P4" text:outline-level="10"><text:bookmark text:name="h.g2etqkqihaya"/>Perspektywa</text:h>
      <text:p text:style-name="P2">Walkę możemy opisać z różnych punktów widzenia. Inaczej będzie to wyglądało z góry czy z boku niż z widoku samych walczących. W pierwszym przypadku tekst będzie siłą rzeczy mniej dynamiczny niż w drugim, za to powie więcej o przebiegu bitwy, jest też dobrą metodą na pokazanie stosowanej strategii. Nie oznacza też rezygnacji z przemyśleń bohaterów, a jeśli nie wierzysz, to zagraj z kolegami w dowolną strategiczną grę turową. Z kolei gdy opisujemy akcję z perspektywy wojów, tracimy obraz całości, za to dochodzi dynamika, opisy wyprowadzanych i parowanych ciosów czy serii puszczanych z karabinów. Obie metody mają swój urok i myślę, że obie warto stosować.</text:p>
      <text:p text:style-name="P2">Kiedy piszemy z perspektywy obserwatorów, nawet jeśli to dowódcy i strategowie doglądający przebiegu walki ze wzgórza, to możemy spokojnie konstruować dość długie zdania, których nie należy jednak mylić z tasiemcozdaniami. Taka ocena, nawet najbardziej emocjonalna, nie będzie aż tak dynamiczna jak w przypadku walki opisywanej bezpośrednio. Porównałabym to do wyścigów konnych: nawet jeśli obserwator się cieszy/martwi, to jest to nic w odniesieniu do tego, co w tym czasie czuje dżokej.</text:p>
      <text:p text:style-name="P2">Z drugiej strony mamy relację prosto z frontu, która, o ile bohater nie jest absolutnie zimnym skurczybykiem, siłą rzeczy jest silnie nacechowana emocjami. Strachem, złością, marzeniami o chwale. Następuje bardzo silne pobudzenie, niezbędne do odbierania wielu bodźców naraz. A my jako pisarze powinniśmy oddać ten dynamizm. Dlatego w tym miejscu zapomnijmy o wyjątkowo długich i szczegółowych opisach oraz nie konstruujmy dużych ilości zdań wielokrotnie złożonych, gdzie słowo „wielokrotnie” znaczy naprawdę wiele. To nie miejsce i czas na dokładne obserwacje, bo wszystko dzieje się strasznie szybko.</text:p>
      <text:h text:style-name="P4" text:outline-level="10"><text:bookmark text:name="h.jvhlmeno5x0k"/>Uzbrojenie</text:h>
      <text:p text:style-name="P2">Niezależnie od tego, czy damy taboretom pistolety, miecze bądź krzesła, to powinniśmy pamiętać o ich możliwościach. Tam są pegazy, jednorożce i zwykłe ziemniaki… One nie mają rąk, a to znaczy, że… no, trochę ciężko z używaniem niektórych rodzajów broni. I nie ma tu złotej metody, bo jeśli decydujemy się potraktować je jako ludzi, to musimy liczyć się z tym, że to, co uzyskamy, nie będzie miało w zasadzie najmniejszego sensu. Nie da się walczyć z mieczem w pysku, a tak trzymany pistolet ma taki odrzut, że życzę powodzenia. W przypadku użycia kopytnego mamy zaś kolejny wielki problem, którym jest kwestia stania na dwóch nogach, a tym bardziej kwestia długiego przebywania w tej pozycji, co jest <text:soft-page-break/>technicznie niemożliwe. Unikniemy tego, jeśli potraktujemy kuce bardziej jako konie niż ludzi, czyli stworzymy i dopasujemy broń specjalnie dla nich, więc z podziałem na rasy. Wymaga to więcej kreatywności, ale efekt nie spodoba się wielu osobom.</text:p>
      <text:p text:style-name="P2">Jeśli zdecydujemy się na autorskie uzbrojenie, to musimy pamiętać, że tu liczy się efektywność, a nie efektowność. Broń ma działać i ma być stosunkowo prosta w użyciu, tak by byle kmiotek zaciągnięty do armii potrafił dość szybko zrozumieć, jak się nią mniej więcej posługiwać. Bardziej zaawansowane techniki walki należy raczej przeznaczyć zawodowcom. Dobrze dokładnie przemyśleć, jak wykorzystać możliwości poszczególnych ras, w tym magię jednorożców, zdolność do lotu i kontroli pogody przez pegazy oraz siłę ziemskich kuców.</text:p>
      <text:h text:style-name="P4" text:outline-level="10"><text:bookmark text:name="h.gu2bzhvq0k5e"/>Opis walki, czyli na co zwracać uwagę</text:h>
      <text:p text:style-name="P2">No cóż, wiele osób zapomina, że podczas okładania się po pyskach zadawane są obrażenia, a obrażenia bolą jak cholera. Jak mocno dostaniesz, to zwijasz się z bólu na podłodze, płaczesz i wzywasz matkę, bogów czy tam panie lekkich obyczajów. Nie trzeba do tego odciętej kończyny, wystarczy zwykły upadek ze schodów. A tymczasem regularnie czytam iście hollywoodzkie „jelita mu wyleciały, ale dalej koksi jak Predator”. Proponuję trochę więcej realizmu, bo ból i zmęczenie też są dla kuców. Podobnie jak wpływ podłoża, warunków atmosferycznych, głodu czy nawet zwykłego kataru. </text:p>
      <text:p text:style-name="P2">Bohaterskie szarże na czołgi? Gigantyczne zamachy mieczem? Wiecie, jak to się powinno skończyć? Śmiercią i to rychłą, a także nagrodą Złotej Łagiewki Pyłkowej za głupotę. Jest coś takiego jak instynkt samozachowawczy, a bohaterskie skłonności w sytuacji podbramkowej to prawdziwa rzadkość. Zazwyczaj w takich sytuacjach myśli się o ratowaniu własnych zadów, więc albo się ucieka, albo walczy mocno defensywnie. Walka do ostatniej kropli krwi jest wtedy, gdy obiekty wiedzą, że i tak nie przeżyją albo jeśli uważają to za swoją jedyną szansę.</text:p>
      <text:p text:style-name="P2">Rozkazy od dowódcy przy wojskach pseudośredniowiecznych i ich wykonanie również nie wychodzą tak gładko jak na filmach. Wyobraź sobie, że tłuczesz się w tłumie, który drze japy ile wlezie, z drugim drącym japy tłumem. Szczęk oręża, jęki rannych, wojskowe „piórwy jego macie”… I myślisz, że w tym hałasie usłyszysz cokolwiek zrozumiałego? Tak średnio. Oczywiście, w grę może wchodzić magia, można zrobić inny model niż ten najczęściej stosowany, ale jednak warto czasami nad czymś nieco dłużej pomyśleć. Same ruchy wojsk też w przypadku tradycyjnym trwają dość długo.</text:p>
      <text:p text:style-name="P2">Krwawe opisy to kolejna rzecz, którą łatwo zepsuć. Albo za grzecznie, albo wprost przeciwnie. Można w dużej mierze pomijać ten aspekt, zręcznie go unikając, ale można też stawić mu czoła i stworzyć coś, co będzie bardzo brutalne, a przy tym nie żałosne niczym „Cupcakes” czy „Sweet Apple Masacre”. Tutaj przyda się wiedza o przebiegu żył, tętnic, działaniu mięśni i układu nerwowego. Z przeciętej żyły krew się leje, z tętnicy pryska jak z fontanny, zgodnie z częstotliwością skurczów naczynia. To drugie jest też znacznie groźniejsze. A by kogoś unieruchomić, wystarczy przeciąć parę sznurków. Wylewające się jelita? Proszę bardzo. Umiejętne opisanie cierpienia i śmierci potrafi zrobić niesamowity klimat.</text:p>
      <text:p text:style-name="P2">Zbytnie uprzyzwoicenie scen przemocy zepsuje każdy fanfik, szczególnie kiedy opisujemy walkę na śmierć i życie. Jest akcja, jest brutalność, bo bez niej to niemożliwe, więc nie <text:soft-page-break/>bójmy się nazywać rzeczy po imieniu, zamiast pisać, jak to Ponragon rozdawał klapsy na prawo i lewo, karząc brzydkich łotrów, którzy byli niemili dla księżniczki Anastazji, podczas gdy mamy na myśli wyprucie bebechów bandy dezerterów, która chciała dokonać gwałtu grupowego na owej klaczy.</text:p>
      <text:p text:style-name="P2">Pojedynki na śmierć i życie trwają z reguły krótko. To normalne, że parę sekund, rzadziej minut i jest już po wszystkim. Nie trzeba pisać elaboratu na dwadzieścia stron, jak to Ponragon ciachał się na topory z Celestiatorixem. Chyba że mamy pełne opancerzenie, wówczas czas się wydłuża. Po prostu nie róbmy z fanfika drugiego „Dragon Balla”, by nie zanudzić czytelnika na śmierć.</text:p>
      <text:p text:style-name="P2">No właśnie, pancerze. Pancerz powinien być przede wszystkim funkcjonalny, bo wojna to nie rewia mody ani parada równości. Teraz już wiecie, czemu złote zbroje odpadają, a jeśli wciąż nie, to pozwólcie, że wyjaśnię. Złoto jest drogie, ciężkie jak cholera i łatwo się wygina pod wpływem uderzeń. Już zbroja z kartonu jest lepszą myślą techniczną, bo w niej przynajmniej można skutecznie uciekać. Ogółem czynniki, jakie należy brać pod uwagę to: cena, ciężar, ochrona i możliwy zakres ruchu. Byle chłopa nie stać na pełną płytę ani nawet na kolczugę. Raczej przyjdzie mu popylać w starych gaciach i ewentualnie skórzanych łatach. Pegaz, który ma walczyć w powietrzu, raczej nie ucieszy się z 50 kg dodatkowego balastu. Różne zbroje zapewniają też różną ochronę, za to często też mocno krępują możliwość ruchu albo ograniczają pole widzenia. No i moi mili, pamiętajcie, że hełm to podstawa podstaw.</text:p>
      <text:p text:style-name="P2">Kolejną sprawą, o której warto wspomnieć, jest naczelna zasada pisania epickich bitw: jeśli chcesz stworzyć epicką bitwę, to wywal wszelkie epickie opisy lśniącej tarczy i wielkiego miecza bądź streść je w kilku słowach. Podobnie nie rozpływaj się zbytnio nad odwagą walczących i powiewającymi sztandarami, bo najprawdopodobniej nie wyjdzie to fajnie, tylko strasznie głupio, patetycznie i sztucznie. Słowo pisane to nie Hollywood i lepiej to sobie zanotować przed rozpoczęciem pisania fanfika o pastelowych osiołkach.</text:p>
      <text:h text:style-name="P4" text:outline-level="10"><text:bookmark text:name="h.c2r3j7s8jm0v"/>Postać</text:h>
      <text:p text:style-name="P2">Od tego, kim jest nasz bohater, zależą jego umiejętności. Syn chłopa nie pokona rycerza w walce na miecze, chyba że tamten wywróciłby się o kamień. Prosta klacz z dobrego domu raczej nie miała wcześniej okazji używać broni palnej, więc gdy ją dostanie, to prawdopodobieństwo, że trafi w to, w co trafić chciała, jest nikłe, zaś próby przeładowania są materiałem na opowiadanie komediowe. Takie „zero to hero” to w gruncie rzeczy niezwykłe słaby i naciągany motyw. Jeśli już coś takiego robimy, to starajmy się to uzasadnić w sposób, który nie wywoła bólu głowy u większości czytelników.</text:p>
      <text:h text:style-name="P4" text:outline-level="10"><text:bookmark text:name="h.iv0cnq7jmsqe"/>Ciągnąć się jak smród za wojskiem</text:h>
      <text:p text:style-name="P2">Pewnie już nie raz i nie dwa słyszeliście to powiedzenie, prawda? No cóż, nie wzięło się znikąd. Jeśli mamy kupę stworzeń, to musimy pamiętać, że one jedzą, więc potrzebne jest zaopatrzenie. Dużo wozów z żarciem, lekami i innymi przydatnym rzeczami. Bez tego nasze wojownicze kucysie umrą, więc nie zepsujcie tej sugestii i coś z tym zróbcie. Prócz tego, za armią jak świat światem ciągną panie lekkich obyczajów i hieny cmentarne. Owe panie czy tam klacze, gryfice bądź inne samice rozkładają nogi przed każdym, kto im zapłaci i tak sobie obsługują sporą rzeszę osobników płci męskiej, a przy okazji zupełnie za darmo <text:soft-page-break/>obdarowują ich chorobami wenerycznymi. Wojsko choruje, spada jego wartość bojowa i takie tam. A co oprócz tego? No cóż, następstwem jedzenia i picia są wydalanie i defekacja. Możemy założyć, że kuce załatwiają swoje potrzeby gdzie popadnie, co spowoduje, że naszą armię błyskawicznie rozłoży zaraza. W przeciwnym wypadku niezbędne są latryny, do których kopania wprost stworzone są ziemskie kucyki.</text:p>
      <text:p text:style-name="P2">Wojownicy przemieszczają się, a za nimi zostają trupy, przypadkowo spalone wsie, kupy, zdeptane pola i inne atrakcje. A potem są zmuszeni się wycofać, a kiedy nie ma czego palić, plądrować, mordować i gwałcić, to jest to już nie lada problem. Spada morale, zaczynają się masowe dezercje, a przy drogach wisi coraz więcej ciał rozdziobywanych przez kruki i wrony, a także wydzielających niesamowity smród. Tak, wojna cuchnie niesamowicie.</text:p>
      <text:h text:style-name="P4" text:outline-level="10"><text:bookmark text:name="h.tfu3miyljss1"/>Kreatywność</text:h>
      <text:p text:style-name="P2">Twoim najlepszym przyjacielem oczywiście jest kreatywność, która w połączeniu z solidnym warsztatem pozwoli ci stworzyć coś, co porwie tłumy. Ale to coś jeszcze, to finezja walki! Czyli coś, o czym zawsze zapominacie, moje małe kucyki. Wielkie zaklęte miecze +200 do wielkości rogu jednorożca, zbroje z magicznej starożytnej stali połączone z siłą szarży wojsk, ewentualnie siłą wspaniałości Ponyralta z Equestrii, to jest to, co wiecznie robicie. Jakby nie było innych, często prostszych i skuteczniejszych sposobów na pozabijanie się… Ja naprawdę nie rozumiem, jak istoty, które rodzą się ze zdolnością do lewitacji, mogą być tak tępe, jak zazwyczaj są w fanfikach. Widzieliście, jakie te kuce mają oczy? Wielkie jak atrybuty Pameli Anderson. To czemu nikt nie wsadził w nie jeszcze choćby wykałaczki? Praktycznie nigdy nie stosujecie hełmów, zwłaszcza takich, które chronią twarzoczaszkę, więc czemu do jasnej cholery ciągle tylko ucinacie kończyny czy głowy (swoją drogą, strasznie ciężko się robi coś takiego). Podobnie ma się sprawa w prowadzeniu wojen. Może by taką epicką szarżę przerwać zwykłą grubą liną, którą nagle jednorożce podniosą przed pędzącą hordą? Możliwości jest mnóstwo.</text:p>
      <text:h text:style-name="P4" text:outline-level="10"><text:bookmark text:name="h.gqc4giizqk96"/>Gore</text:h>
      <text:p text:style-name="P2">Nieliczni je kochają, większość nienawidzi, boją się wszyscy, w szczególności krytycy. No dobrze, a o co w tym chodzi? Gore to twór, w którym jest dużo krwi i flaków, które to są bardzo dokładnie opisane. W teorii nie dla dzieci, w praktyce to głównie one stanowią grono fanów tego kontrowersyjnego gatunku, podniecając się każdym gniotem. Nie każde gore jest złe, ale większość to bezsensowna krwawa papka, gdzie niby realistyczne opisy wywołają uśmiech politowania na twarzy każdej osoby, która ma choć odrobinę pojęcia o temacie. </text:p>
      <text:p text:style-name="P2">Aby nasz ultrabrutalny fanfik się udał, musimy pamiętać o dwóch rzeczach. Pierwszą z nich jest logika, a drugą fabuła. Logika zakłada, że po ucięciu kończyny obiekt wykrwawia się dosyć szybko. Zaś fabuła to coś, co nada odrobinę sensu i uzasadnienia temu, co się dzieje. Jeśli chcę pooglądać wnętrzności, to otwieram atlas anatomiczny, a nie czytam kolejny opis, jak to Pinkie Pie patroszy Dash.</text:p>
      <text:h text:style-name="P4" text:outline-level="10"><text:bookmark text:name="h.p2poubcn28kb"/>Gwoli podsumowania</text:h>
      <text:p text:style-name="P2">No cóż, sceny przemocy zdecydowanie należą do jednych z trudniejszych do napisania. Przede wszystkim dlatego, że trzeba bardzo uważać, by nie przegiąć w żadną ze stron, a także by zainteresować czytelnika. Mam jednak nadzieję, że te parę drobnych wskazówek <text:soft-page-break/>pomoże wam się w tym wszystkim odnaleźć. Mimo wszystko nie zapominajcie, że to nie poradniki od przemądrzałych internetowych celebrytów napiszą wszystko za was, więc proszę, myślcie i pracujcie nad swoją kreatywnością. To by było już wszystko na ten miesiąc.</text:p>
      <text:p text:style-name="P2"/>
      <text:p text:style-name="P2">Obrazki:</text:p>
      <text:p text:style-name="P2"><text:a xlink:type="simple" xlink:href="http://berrypawnch.deviantart.com/art/Sweet-Little-Kinda-Sorta-Almost-Nearly-Dead-Bunny-471956743?q=favby%3ACahandariella%2F61164104&amp;qo=723" text:style-name="Internet_20_link" text:visited-style-name="Visited_20_Internet_20_Link">http</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berrypawnch</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deviantart</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com</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art</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Sweet</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Little</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Kinda</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Sorta</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Almost</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Nearly</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Dead</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Bunny</text:a><text:a xlink:type="simple" xlink:href="http://berrypawnch.deviantart.com/art/Sweet-Little-Kinda-Sorta-Almost-Nearly-Dead-Bunny-471956743?q=favby%3ACahandariella%2F61164104&amp;qo=723" text:style-name="Internet_20_link" text:visited-style-name="Visited_20_Internet_20_Link">-471956743?</text:a><text:a xlink:type="simple" xlink:href="http://berrypawnch.deviantart.com/art/Sweet-Little-Kinda-Sorta-Almost-Nearly-Dead-Bunny-471956743?q=favby%3ACahandariella%2F61164104&amp;qo=723" text:style-name="Internet_20_link" text:visited-style-name="Visited_20_Internet_20_Link">q</text:a><text:a xlink:type="simple" xlink:href="http://berrypawnch.deviantart.com/art/Sweet-Little-Kinda-Sorta-Almost-Nearly-Dead-Bunny-471956743?q=favby%3ACahandariella%2F61164104&amp;qo=723" text:style-name="Internet_20_link" text:visited-style-name="Visited_20_Internet_20_Link">=</text:a><text:a xlink:type="simple" xlink:href="http://berrypawnch.deviantart.com/art/Sweet-Little-Kinda-Sorta-Almost-Nearly-Dead-Bunny-471956743?q=favby%3ACahandariella%2F61164104&amp;qo=723" text:style-name="Internet_20_link" text:visited-style-name="Visited_20_Internet_20_Link">favby</text:a><text:a xlink:type="simple" xlink:href="http://berrypawnch.deviantart.com/art/Sweet-Little-Kinda-Sorta-Almost-Nearly-Dead-Bunny-471956743?q=favby%3ACahandariella%2F61164104&amp;qo=723" text:style-name="Internet_20_link" text:visited-style-name="Visited_20_Internet_20_Link">%3</text:a><text:a xlink:type="simple" xlink:href="http://berrypawnch.deviantart.com/art/Sweet-Little-Kinda-Sorta-Almost-Nearly-Dead-Bunny-471956743?q=favby%3ACahandariella%2F61164104&amp;qo=723" text:style-name="Internet_20_link" text:visited-style-name="Visited_20_Internet_20_Link">ACahandariella</text:a><text:a xlink:type="simple" xlink:href="http://berrypawnch.deviantart.com/art/Sweet-Little-Kinda-Sorta-Almost-Nearly-Dead-Bunny-471956743?q=favby%3ACahandariella%2F61164104&amp;qo=723" text:style-name="Internet_20_link" text:visited-style-name="Visited_20_Internet_20_Link">%2</text:a><text:a xlink:type="simple" xlink:href="http://berrypawnch.deviantart.com/art/Sweet-Little-Kinda-Sorta-Almost-Nearly-Dead-Bunny-471956743?q=favby%3ACahandariella%2F61164104&amp;qo=723" text:style-name="Internet_20_link" text:visited-style-name="Visited_20_Internet_20_Link">F</text:a><text:a xlink:type="simple" xlink:href="http://berrypawnch.deviantart.com/art/Sweet-Little-Kinda-Sorta-Almost-Nearly-Dead-Bunny-471956743?q=favby%3ACahandariella%2F61164104&amp;qo=723" text:style-name="Internet_20_link" text:visited-style-name="Visited_20_Internet_20_Link">61164104&amp;</text:a><text:a xlink:type="simple" xlink:href="http://berrypawnch.deviantart.com/art/Sweet-Little-Kinda-Sorta-Almost-Nearly-Dead-Bunny-471956743?q=favby%3ACahandariella%2F61164104&amp;qo=723" text:style-name="Internet_20_link" text:visited-style-name="Visited_20_Internet_20_Link">qo</text:a><text:a xlink:type="simple" xlink:href="http://berrypawnch.deviantart.com/art/Sweet-Little-Kinda-Sorta-Almost-Nearly-Dead-Bunny-471956743?q=favby%3ACahandariella%2F61164104&amp;qo=723" text:style-name="Internet_20_link" text:visited-style-name="Visited_20_Internet_20_Link">=723</text:a></text:p>
      <text:p text:style-name="P2"><text:a xlink:type="simple" xlink:href="http://berrypawnch.deviantart.com/art/I-MMA-FIRIN-MAH-LITTLE-PONY-474923173?q=favby%3ACahandariella%2F61164104&amp;qo=724" text:style-name="Internet_20_link" text:visited-style-name="Visited_20_Internet_20_Link">http</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berrypawnch</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deviantart</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com</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art</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I</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MMA</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FIRIN</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MAH</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LITTLE</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PONY</text:a><text:a xlink:type="simple" xlink:href="http://berrypawnch.deviantart.com/art/I-MMA-FIRIN-MAH-LITTLE-PONY-474923173?q=favby%3ACahandariella%2F61164104&amp;qo=724" text:style-name="Internet_20_link" text:visited-style-name="Visited_20_Internet_20_Link">-474923173?</text:a><text:a xlink:type="simple" xlink:href="http://berrypawnch.deviantart.com/art/I-MMA-FIRIN-MAH-LITTLE-PONY-474923173?q=favby%3ACahandariella%2F61164104&amp;qo=724" text:style-name="Internet_20_link" text:visited-style-name="Visited_20_Internet_20_Link">q</text:a><text:a xlink:type="simple" xlink:href="http://berrypawnch.deviantart.com/art/I-MMA-FIRIN-MAH-LITTLE-PONY-474923173?q=favby%3ACahandariella%2F61164104&amp;qo=724" text:style-name="Internet_20_link" text:visited-style-name="Visited_20_Internet_20_Link">=</text:a><text:a xlink:type="simple" xlink:href="http://berrypawnch.deviantart.com/art/I-MMA-FIRIN-MAH-LITTLE-PONY-474923173?q=favby%3ACahandariella%2F61164104&amp;qo=724" text:style-name="Internet_20_link" text:visited-style-name="Visited_20_Internet_20_Link">favby</text:a><text:a xlink:type="simple" xlink:href="http://berrypawnch.deviantart.com/art/I-MMA-FIRIN-MAH-LITTLE-PONY-474923173?q=favby%3ACahandariella%2F61164104&amp;qo=724" text:style-name="Internet_20_link" text:visited-style-name="Visited_20_Internet_20_Link">%3</text:a><text:a xlink:type="simple" xlink:href="http://berrypawnch.deviantart.com/art/I-MMA-FIRIN-MAH-LITTLE-PONY-474923173?q=favby%3ACahandariella%2F61164104&amp;qo=724" text:style-name="Internet_20_link" text:visited-style-name="Visited_20_Internet_20_Link">ACahandariella</text:a><text:a xlink:type="simple" xlink:href="http://berrypawnch.deviantart.com/art/I-MMA-FIRIN-MAH-LITTLE-PONY-474923173?q=favby%3ACahandariella%2F61164104&amp;qo=724" text:style-name="Internet_20_link" text:visited-style-name="Visited_20_Internet_20_Link">%2</text:a><text:a xlink:type="simple" xlink:href="http://berrypawnch.deviantart.com/art/I-MMA-FIRIN-MAH-LITTLE-PONY-474923173?q=favby%3ACahandariella%2F61164104&amp;qo=724" text:style-name="Internet_20_link" text:visited-style-name="Visited_20_Internet_20_Link">F</text:a><text:a xlink:type="simple" xlink:href="http://berrypawnch.deviantart.com/art/I-MMA-FIRIN-MAH-LITTLE-PONY-474923173?q=favby%3ACahandariella%2F61164104&amp;qo=724" text:style-name="Internet_20_link" text:visited-style-name="Visited_20_Internet_20_Link">61164104&amp;</text:a><text:a xlink:type="simple" xlink:href="http://berrypawnch.deviantart.com/art/I-MMA-FIRIN-MAH-LITTLE-PONY-474923173?q=favby%3ACahandariella%2F61164104&amp;qo=724" text:style-name="Internet_20_link" text:visited-style-name="Visited_20_Internet_20_Link">qo</text:a><text:a xlink:type="simple" xlink:href="http://berrypawnch.deviantart.com/art/I-MMA-FIRIN-MAH-LITTLE-PONY-474923173?q=favby%3ACahandariella%2F61164104&amp;qo=724" text:style-name="Internet_20_link" text:visited-style-name="Visited_20_Internet_20_Link">=724</text:a></text:p>
      <text:p text:style-name="P2"><text:a xlink:type="simple" xlink:href="http://xilenobody143.deviantart.com/art/For-Party-For-Glory-478910410?q=favby%3ACahandariella%2F61164104&amp;qo=720" text:style-name="Internet_20_link" text:visited-style-name="Visited_20_Internet_20_Link">http</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xilenobody</text:a><text:a xlink:type="simple" xlink:href="http://xilenobody143.deviantart.com/art/For-Party-For-Glory-478910410?q=favby%3ACahandariella%2F61164104&amp;qo=720" text:style-name="Internet_20_link" text:visited-style-name="Visited_20_Internet_20_Link">143.</text:a><text:a xlink:type="simple" xlink:href="http://xilenobody143.deviantart.com/art/For-Party-For-Glory-478910410?q=favby%3ACahandariella%2F61164104&amp;qo=720" text:style-name="Internet_20_link" text:visited-style-name="Visited_20_Internet_20_Link">deviantart</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com</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art</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For</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Party</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For</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Glory</text:a><text:a xlink:type="simple" xlink:href="http://xilenobody143.deviantart.com/art/For-Party-For-Glory-478910410?q=favby%3ACahandariella%2F61164104&amp;qo=720" text:style-name="Internet_20_link" text:visited-style-name="Visited_20_Internet_20_Link">-478910410?</text:a><text:a xlink:type="simple" xlink:href="http://xilenobody143.deviantart.com/art/For-Party-For-Glory-478910410?q=favby%3ACahandariella%2F61164104&amp;qo=720" text:style-name="Internet_20_link" text:visited-style-name="Visited_20_Internet_20_Link">q</text:a><text:a xlink:type="simple" xlink:href="http://xilenobody143.deviantart.com/art/For-Party-For-Glory-478910410?q=favby%3ACahandariella%2F61164104&amp;qo=720" text:style-name="Internet_20_link" text:visited-style-name="Visited_20_Internet_20_Link">=</text:a><text:a xlink:type="simple" xlink:href="http://xilenobody143.deviantart.com/art/For-Party-For-Glory-478910410?q=favby%3ACahandariella%2F61164104&amp;qo=720" text:style-name="Internet_20_link" text:visited-style-name="Visited_20_Internet_20_Link">favby</text:a><text:a xlink:type="simple" xlink:href="http://xilenobody143.deviantart.com/art/For-Party-For-Glory-478910410?q=favby%3ACahandariella%2F61164104&amp;qo=720" text:style-name="Internet_20_link" text:visited-style-name="Visited_20_Internet_20_Link">%3</text:a><text:a xlink:type="simple" xlink:href="http://xilenobody143.deviantart.com/art/For-Party-For-Glory-478910410?q=favby%3ACahandariella%2F61164104&amp;qo=720" text:style-name="Internet_20_link" text:visited-style-name="Visited_20_Internet_20_Link">ACahandariella</text:a><text:a xlink:type="simple" xlink:href="http://xilenobody143.deviantart.com/art/For-Party-For-Glory-478910410?q=favby%3ACahandariella%2F61164104&amp;qo=720" text:style-name="Internet_20_link" text:visited-style-name="Visited_20_Internet_20_Link">%2</text:a><text:a xlink:type="simple" xlink:href="http://xilenobody143.deviantart.com/art/For-Party-For-Glory-478910410?q=favby%3ACahandariella%2F61164104&amp;qo=720" text:style-name="Internet_20_link" text:visited-style-name="Visited_20_Internet_20_Link">F</text:a><text:a xlink:type="simple" xlink:href="http://xilenobody143.deviantart.com/art/For-Party-For-Glory-478910410?q=favby%3ACahandariella%2F61164104&amp;qo=720" text:style-name="Internet_20_link" text:visited-style-name="Visited_20_Internet_20_Link">61164104&amp;</text:a><text:a xlink:type="simple" xlink:href="http://xilenobody143.deviantart.com/art/For-Party-For-Glory-478910410?q=favby%3ACahandariella%2F61164104&amp;qo=720" text:style-name="Internet_20_link" text:visited-style-name="Visited_20_Internet_20_Link">qo</text:a><text:a xlink:type="simple" xlink:href="http://xilenobody143.deviantart.com/art/For-Party-For-Glory-478910410?q=favby%3ACahandariella%2F61164104&amp;qo=720" text:style-name="Internet_20_link" text:visited-style-name="Visited_20_Internet_20_Link">=720</text:a></text:p>
      <text:p text:style-name="P2"><text:a xlink:type="simple" xlink:href="http://ziom05.deviantart.com/art/Chrysalis-The-Dark-Queen-299086934?q=favby%3ACahandariella%2F61164104&amp;qo=738" text:style-name="Internet_20_link" text:visited-style-name="Visited_20_Internet_20_Link">http</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ziom</text:a><text:a xlink:type="simple" xlink:href="http://ziom05.deviantart.com/art/Chrysalis-The-Dark-Queen-299086934?q=favby%3ACahandariella%2F61164104&amp;qo=738" text:style-name="Internet_20_link" text:visited-style-name="Visited_20_Internet_20_Link">05.</text:a><text:a xlink:type="simple" xlink:href="http://ziom05.deviantart.com/art/Chrysalis-The-Dark-Queen-299086934?q=favby%3ACahandariella%2F61164104&amp;qo=738" text:style-name="Internet_20_link" text:visited-style-name="Visited_20_Internet_20_Link">deviantart</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com</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art</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Chrysalis</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The</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Dark</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Queen</text:a><text:a xlink:type="simple" xlink:href="http://ziom05.deviantart.com/art/Chrysalis-The-Dark-Queen-299086934?q=favby%3ACahandariella%2F61164104&amp;qo=738" text:style-name="Internet_20_link" text:visited-style-name="Visited_20_Internet_20_Link">-299086934?</text:a><text:a xlink:type="simple" xlink:href="http://ziom05.deviantart.com/art/Chrysalis-The-Dark-Queen-299086934?q=favby%3ACahandariella%2F61164104&amp;qo=738" text:style-name="Internet_20_link" text:visited-style-name="Visited_20_Internet_20_Link">q</text:a><text:a xlink:type="simple" xlink:href="http://ziom05.deviantart.com/art/Chrysalis-The-Dark-Queen-299086934?q=favby%3ACahandariella%2F61164104&amp;qo=738" text:style-name="Internet_20_link" text:visited-style-name="Visited_20_Internet_20_Link">=</text:a><text:a xlink:type="simple" xlink:href="http://ziom05.deviantart.com/art/Chrysalis-The-Dark-Queen-299086934?q=favby%3ACahandariella%2F61164104&amp;qo=738" text:style-name="Internet_20_link" text:visited-style-name="Visited_20_Internet_20_Link">favby</text:a><text:a xlink:type="simple" xlink:href="http://ziom05.deviantart.com/art/Chrysalis-The-Dark-Queen-299086934?q=favby%3ACahandariella%2F61164104&amp;qo=738" text:style-name="Internet_20_link" text:visited-style-name="Visited_20_Internet_20_Link">%3</text:a><text:a xlink:type="simple" xlink:href="http://ziom05.deviantart.com/art/Chrysalis-The-Dark-Queen-299086934?q=favby%3ACahandariella%2F61164104&amp;qo=738" text:style-name="Internet_20_link" text:visited-style-name="Visited_20_Internet_20_Link">ACahandariella</text:a><text:a xlink:type="simple" xlink:href="http://ziom05.deviantart.com/art/Chrysalis-The-Dark-Queen-299086934?q=favby%3ACahandariella%2F61164104&amp;qo=738" text:style-name="Internet_20_link" text:visited-style-name="Visited_20_Internet_20_Link">%2</text:a><text:a xlink:type="simple" xlink:href="http://ziom05.deviantart.com/art/Chrysalis-The-Dark-Queen-299086934?q=favby%3ACahandariella%2F61164104&amp;qo=738" text:style-name="Internet_20_link" text:visited-style-name="Visited_20_Internet_20_Link">F</text:a><text:a xlink:type="simple" xlink:href="http://ziom05.deviantart.com/art/Chrysalis-The-Dark-Queen-299086934?q=favby%3ACahandariella%2F61164104&amp;qo=738" text:style-name="Internet_20_link" text:visited-style-name="Visited_20_Internet_20_Link">61164104&amp;</text:a><text:a xlink:type="simple" xlink:href="http://ziom05.deviantart.com/art/Chrysalis-The-Dark-Queen-299086934?q=favby%3ACahandariella%2F61164104&amp;qo=738" text:style-name="Internet_20_link" text:visited-style-name="Visited_20_Internet_20_Link">qo</text:a><text:a xlink:type="simple" xlink:href="http://ziom05.deviantart.com/art/Chrysalis-The-Dark-Queen-299086934?q=favby%3ACahandariella%2F61164104&amp;qo=738" text:style-name="Internet_20_link" text:visited-style-name="Visited_20_Internet_20_Link">=738</text:a></text:p>
      <text:p text:style-name="P2"><text:a xlink:type="simple" xlink:href="http://ziom05.deviantart.com/art/War-of-the-Equestria-347441169?q=favby%3ACahandariella%2F61164104&amp;qo=739" text:style-name="Internet_20_link" text:visited-style-name="Visited_20_Internet_20_Link">http</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ziom</text:a><text:a xlink:type="simple" xlink:href="http://ziom05.deviantart.com/art/War-of-the-Equestria-347441169?q=favby%3ACahandariella%2F61164104&amp;qo=739" text:style-name="Internet_20_link" text:visited-style-name="Visited_20_Internet_20_Link">05.</text:a><text:a xlink:type="simple" xlink:href="http://ziom05.deviantart.com/art/War-of-the-Equestria-347441169?q=favby%3ACahandariella%2F61164104&amp;qo=739" text:style-name="Internet_20_link" text:visited-style-name="Visited_20_Internet_20_Link">deviantart</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com</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art</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War</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of</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the</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Equestria</text:a><text:a xlink:type="simple" xlink:href="http://ziom05.deviantart.com/art/War-of-the-Equestria-347441169?q=favby%3ACahandariella%2F61164104&amp;qo=739" text:style-name="Internet_20_link" text:visited-style-name="Visited_20_Internet_20_Link">-347441169?</text:a><text:a xlink:type="simple" xlink:href="http://ziom05.deviantart.com/art/War-of-the-Equestria-347441169?q=favby%3ACahandariella%2F61164104&amp;qo=739" text:style-name="Internet_20_link" text:visited-style-name="Visited_20_Internet_20_Link">q</text:a><text:a xlink:type="simple" xlink:href="http://ziom05.deviantart.com/art/War-of-the-Equestria-347441169?q=favby%3ACahandariella%2F61164104&amp;qo=739" text:style-name="Internet_20_link" text:visited-style-name="Visited_20_Internet_20_Link">=</text:a><text:a xlink:type="simple" xlink:href="http://ziom05.deviantart.com/art/War-of-the-Equestria-347441169?q=favby%3ACahandariella%2F61164104&amp;qo=739" text:style-name="Internet_20_link" text:visited-style-name="Visited_20_Internet_20_Link">favby</text:a><text:a xlink:type="simple" xlink:href="http://ziom05.deviantart.com/art/War-of-the-Equestria-347441169?q=favby%3ACahandariella%2F61164104&amp;qo=739" text:style-name="Internet_20_link" text:visited-style-name="Visited_20_Internet_20_Link">%3</text:a><text:a xlink:type="simple" xlink:href="http://ziom05.deviantart.com/art/War-of-the-Equestria-347441169?q=favby%3ACahandariella%2F61164104&amp;qo=739" text:style-name="Internet_20_link" text:visited-style-name="Visited_20_Internet_20_Link">ACahandariella</text:a><text:a xlink:type="simple" xlink:href="http://ziom05.deviantart.com/art/War-of-the-Equestria-347441169?q=favby%3ACahandariella%2F61164104&amp;qo=739" text:style-name="Internet_20_link" text:visited-style-name="Visited_20_Internet_20_Link">%2</text:a><text:a xlink:type="simple" xlink:href="http://ziom05.deviantart.com/art/War-of-the-Equestria-347441169?q=favby%3ACahandariella%2F61164104&amp;qo=739" text:style-name="Internet_20_link" text:visited-style-name="Visited_20_Internet_20_Link">F</text:a><text:a xlink:type="simple" xlink:href="http://ziom05.deviantart.com/art/War-of-the-Equestria-347441169?q=favby%3ACahandariella%2F61164104&amp;qo=739" text:style-name="Internet_20_link" text:visited-style-name="Visited_20_Internet_20_Link">61164104&amp;</text:a><text:a xlink:type="simple" xlink:href="http://ziom05.deviantart.com/art/War-of-the-Equestria-347441169?q=favby%3ACahandariella%2F61164104&amp;qo=739" text:style-name="Internet_20_link" text:visited-style-name="Visited_20_Internet_20_Link">qo</text:a><text:a xlink:type="simple" xlink:href="http://ziom05.deviantart.com/art/War-of-the-Equestria-347441169?q=favby%3ACahandariella%2F61164104&amp;qo=739" text:style-name="Internet_20_link" text:visited-style-name="Visited_20_Internet_20_Link">=739</text:a></text:p>
      <text:p text:style-name="P2"><text:a xlink:type="simple" xlink:href="http://ziom05.deviantart.com/art/Derpy-s-and-Carrot-Top-s-journey-Part-8-I-361128849?q=favby%3ACahandariella%2F61164104&amp;qo=668" text:style-name="Internet_20_link" text:visited-style-name="Visited_20_Internet_20_Link">http</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ziom</text:a><text:a xlink:type="simple" xlink:href="http://ziom05.deviantart.com/art/Derpy-s-and-Carrot-Top-s-journey-Part-8-I-361128849?q=favby%3ACahandariella%2F61164104&amp;qo=668" text:style-name="Internet_20_link" text:visited-style-name="Visited_20_Internet_20_Link">05.</text:a><text:a xlink:type="simple" xlink:href="http://ziom05.deviantart.com/art/Derpy-s-and-Carrot-Top-s-journey-Part-8-I-361128849?q=favby%3ACahandariella%2F61164104&amp;qo=668" text:style-name="Internet_20_link" text:visited-style-name="Visited_20_Internet_20_Link">deviantart</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com</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art</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Derpy</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s</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and</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Carrot</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Top</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s</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journey</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Part</text:a><text:a xlink:type="simple" xlink:href="http://ziom05.deviantart.com/art/Derpy-s-and-Carrot-Top-s-journey-Part-8-I-361128849?q=favby%3ACahandariella%2F61164104&amp;qo=668" text:style-name="Internet_20_link" text:visited-style-name="Visited_20_Internet_20_Link">-8-</text:a><text:a xlink:type="simple" xlink:href="http://ziom05.deviantart.com/art/Derpy-s-and-Carrot-Top-s-journey-Part-8-I-361128849?q=favby%3ACahandariella%2F61164104&amp;qo=668" text:style-name="Internet_20_link" text:visited-style-name="Visited_20_Internet_20_Link">I</text:a><text:a xlink:type="simple" xlink:href="http://ziom05.deviantart.com/art/Derpy-s-and-Carrot-Top-s-journey-Part-8-I-361128849?q=favby%3ACahandariella%2F61164104&amp;qo=668" text:style-name="Internet_20_link" text:visited-style-name="Visited_20_Internet_20_Link">-361128849?</text:a><text:a xlink:type="simple" xlink:href="http://ziom05.deviantart.com/art/Derpy-s-and-Carrot-Top-s-journey-Part-8-I-361128849?q=favby%3ACahandariella%2F61164104&amp;qo=668" text:style-name="Internet_20_link" text:visited-style-name="Visited_20_Internet_20_Link">q</text:a><text:a xlink:type="simple" xlink:href="http://ziom05.deviantart.com/art/Derpy-s-and-Carrot-Top-s-journey-Part-8-I-361128849?q=favby%3ACahandariella%2F61164104&amp;qo=668" text:style-name="Internet_20_link" text:visited-style-name="Visited_20_Internet_20_Link">=</text:a><text:a xlink:type="simple" xlink:href="http://ziom05.deviantart.com/art/Derpy-s-and-Carrot-Top-s-journey-Part-8-I-361128849?q=favby%3ACahandariella%2F61164104&amp;qo=668" text:style-name="Internet_20_link" text:visited-style-name="Visited_20_Internet_20_Link">favby</text:a><text:a xlink:type="simple" xlink:href="http://ziom05.deviantart.com/art/Derpy-s-and-Carrot-Top-s-journey-Part-8-I-361128849?q=favby%3ACahandariella%2F61164104&amp;qo=668" text:style-name="Internet_20_link" text:visited-style-name="Visited_20_Internet_20_Link">%3</text:a><text:a xlink:type="simple" xlink:href="http://ziom05.deviantart.com/art/Derpy-s-and-Carrot-Top-s-journey-Part-8-I-361128849?q=favby%3ACahandariella%2F61164104&amp;qo=668" text:style-name="Internet_20_link" text:visited-style-name="Visited_20_Internet_20_Link">ACahandariella</text:a><text:a xlink:type="simple" xlink:href="http://ziom05.deviantart.com/art/Derpy-s-and-Carrot-Top-s-journey-Part-8-I-361128849?q=favby%3ACahandariella%2F61164104&amp;qo=668" text:style-name="Internet_20_link" text:visited-style-name="Visited_20_Internet_20_Link">%2</text:a><text:a xlink:type="simple" xlink:href="http://ziom05.deviantart.com/art/Derpy-s-and-Carrot-Top-s-journey-Part-8-I-361128849?q=favby%3ACahandariella%2F61164104&amp;qo=668" text:style-name="Internet_20_link" text:visited-style-name="Visited_20_Internet_20_Link">F</text:a><text:a xlink:type="simple" xlink:href="http://ziom05.deviantart.com/art/Derpy-s-and-Carrot-Top-s-journey-Part-8-I-361128849?q=favby%3ACahandariella%2F61164104&amp;qo=668" text:style-name="Internet_20_link" text:visited-style-name="Visited_20_Internet_20_Link">61164104&amp;</text:a><text:a xlink:type="simple" xlink:href="http://ziom05.deviantart.com/art/Derpy-s-and-Carrot-Top-s-journey-Part-8-I-361128849?q=favby%3ACahandariella%2F61164104&amp;qo=668" text:style-name="Internet_20_link" text:visited-style-name="Visited_20_Internet_20_Link">qo</text:a><text:a xlink:type="simple" xlink:href="http://ziom05.deviantart.com/art/Derpy-s-and-Carrot-Top-s-journey-Part-8-I-361128849?q=favby%3ACahandariella%2F61164104&amp;qo=668" text:style-name="Internet_20_link" text:visited-style-name="Visited_20_Internet_20_Link">=668</text:a></text:p>
      <text:p text:style-name="P2"><text:a xlink:type="simple" xlink:href="http://ponykillerx.deviantart.com/art/Full-Armour-D-vs-D-288729315?q=favby%3ACahandariella%2F61164104&amp;qo=601" text:style-name="Internet_20_link" text:visited-style-name="Visited_20_Internet_20_Link">http</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ponykillerx</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deviantart</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com</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art</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Full</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Armour</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D</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vs</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D</text:a><text:a xlink:type="simple" xlink:href="http://ponykillerx.deviantart.com/art/Full-Armour-D-vs-D-288729315?q=favby%3ACahandariella%2F61164104&amp;qo=601" text:style-name="Internet_20_link" text:visited-style-name="Visited_20_Internet_20_Link">-288729315?</text:a><text:a xlink:type="simple" xlink:href="http://ponykillerx.deviantart.com/art/Full-Armour-D-vs-D-288729315?q=favby%3ACahandariella%2F61164104&amp;qo=601" text:style-name="Internet_20_link" text:visited-style-name="Visited_20_Internet_20_Link">q</text:a><text:a xlink:type="simple" xlink:href="http://ponykillerx.deviantart.com/art/Full-Armour-D-vs-D-288729315?q=favby%3ACahandariella%2F61164104&amp;qo=601" text:style-name="Internet_20_link" text:visited-style-name="Visited_20_Internet_20_Link">=</text:a><text:a xlink:type="simple" xlink:href="http://ponykillerx.deviantart.com/art/Full-Armour-D-vs-D-288729315?q=favby%3ACahandariella%2F61164104&amp;qo=601" text:style-name="Internet_20_link" text:visited-style-name="Visited_20_Internet_20_Link">favby</text:a><text:a xlink:type="simple" xlink:href="http://ponykillerx.deviantart.com/art/Full-Armour-D-vs-D-288729315?q=favby%3ACahandariella%2F61164104&amp;qo=601" text:style-name="Internet_20_link" text:visited-style-name="Visited_20_Internet_20_Link">%3</text:a><text:a xlink:type="simple" xlink:href="http://ponykillerx.deviantart.com/art/Full-Armour-D-vs-D-288729315?q=favby%3ACahandariella%2F61164104&amp;qo=601" text:style-name="Internet_20_link" text:visited-style-name="Visited_20_Internet_20_Link">ACahandariella</text:a><text:a xlink:type="simple" xlink:href="http://ponykillerx.deviantart.com/art/Full-Armour-D-vs-D-288729315?q=favby%3ACahandariella%2F61164104&amp;qo=601" text:style-name="Internet_20_link" text:visited-style-name="Visited_20_Internet_20_Link">%2</text:a><text:a xlink:type="simple" xlink:href="http://ponykillerx.deviantart.com/art/Full-Armour-D-vs-D-288729315?q=favby%3ACahandariella%2F61164104&amp;qo=601" text:style-name="Internet_20_link" text:visited-style-name="Visited_20_Internet_20_Link">F</text:a><text:a xlink:type="simple" xlink:href="http://ponykillerx.deviantart.com/art/Full-Armour-D-vs-D-288729315?q=favby%3ACahandariella%2F61164104&amp;qo=601" text:style-name="Internet_20_link" text:visited-style-name="Visited_20_Internet_20_Link">61164104&amp;</text:a><text:a xlink:type="simple" xlink:href="http://ponykillerx.deviantart.com/art/Full-Armour-D-vs-D-288729315?q=favby%3ACahandariella%2F61164104&amp;qo=601" text:style-name="Internet_20_link" text:visited-style-name="Visited_20_Internet_20_Link">qo</text:a><text:a xlink:type="simple" xlink:href="http://ponykillerx.deviantart.com/art/Full-Armour-D-vs-D-288729315?q=favby%3ACahandariella%2F61164104&amp;qo=601" text:style-name="Internet_20_link" text:visited-style-name="Visited_20_Internet_20_Link">=601</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04T12:01:24.683000000</dc:date>
    <meta:editing-duration>PT15H16M35S</meta:editing-duration>
    <meta:document-statistic meta:table-count="0" meta:image-count="0" meta:object-count="0" meta:page-count="5" meta:paragraph-count="39" meta:word-count="2031" meta:character-count="14085" meta:non-whitespace-character-count="12091"/>
  </office:meta>
</office:document-meta>
</file>